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e318" officeooo:paragraph-rsid="0009e318"/>
    </style:style>
    <style:style style:name="P2" style:family="paragraph" style:parent-style-name="Standard">
      <style:text-properties officeooo:rsid="000b36f4" officeooo:paragraph-rsid="000b36f4"/>
    </style:style>
    <style:style style:name="P3" style:family="paragraph" style:parent-style-name="Standard" style:list-style-name="L1">
      <style:text-properties officeooo:rsid="0009e318" officeooo:paragraph-rsid="0009e318"/>
    </style:style>
    <style:style style:name="P4" style:family="paragraph" style:parent-style-name="Standard" style:list-style-name="L1">
      <style:text-properties officeooo:rsid="000cdd4e" officeooo:paragraph-rsid="000cdd4e"/>
    </style:style>
    <style:style style:name="T1" style:family="text">
      <style:text-properties officeooo:rsid="000b36f4"/>
    </style:style>
    <style:style style:name="T2" style:family="text">
      <style:text-properties officeooo:rsid="000d0640"/>
    </style:style>
    <style:style style:name="T3" style:family="text">
      <style:text-properties officeooo:rsid="000d552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hr geehrte Damen und Herren der Pressestelle</text:p>
      <text:p text:style-name="P1"/>
      <text:p text:style-name="P1">Im Rahmen unserer Bachelorarbeit haben wir den Gender Gap* auf eurer online Nachrichtenplattform <text:span text:style-name="T3">20min.ch</text:span> gemessen.</text:p>
      <text:p text:style-name="P1"/>
      <text:p text:style-name="P1">Das Resultat der Untersuchung** zeigt, dass Frauen <text:span text:style-name="T3">36.3</text:span>% weniger häufig zitiert werden als Männer (vgl. Beiligende Grafik).</text:p>
      <text:p text:style-name="P1"/>
      <text:p text:style-name="P1">Gerne möchten wir den Verantwortlichen eurer Plattform eine Stimme in unserer Arbeit geben und würden uns freuen, wenn ihr uns zu den folgenden Fragen Auskunft geben könntet:</text:p>
      <text:p text:style-name="P1"/>
      <text:list xml:id="list1424219252" text:style-name="L1">
        <text:list-item>
          <text:p text:style-name="P3">Ist sich die Redaktion bewusst, dass es einen Gender Gap <text:span text:style-name="T1">auf der Plattform </text:span><text:span text:style-name="T3">20min.ch</text:span> gibt?</text:p>
        </text:list-item>
        <text:list-item>
          <text:p text:style-name="P3">Sind bei euch Massnahmen in Kraft oder in Planung, um <text:span text:style-name="T1">diesen</text:span> Gap zu vermindern?</text:p>
        </text:list-item>
        <text:list-item>
          <text:p text:style-name="P3">Wie gehen eure Medienschaffenden vor, wenn sie zu einem Thema eine Quelle suchen?</text:p>
        </text:list-item>
        <text:list-item>
          <text:p text:style-name="P4">Worin bestehen eurer Ansicht nach die Ursachen dieser Ungleichen Verteilung?</text:p>
        </text:list-item>
      </text:list>
      <text:p text:style-name="P1"/>
      <text:p text:style-name="P2">Wir bitten euch zu diesen Fragen bis am <text:span text:style-name="T2">Mittwoch</text:span>, 2<text:span text:style-name="T2">5</text:span>.05. um Feierabend Stellung zu nehmen, damit wir die Antworten in unserer Arbeit berücksichtigen können.</text:p>
      <text:p text:style-name="P2"/>
      <text:p text:style-name="P2">Freundliche Grüsse</text:p>
      <text:p text:style-name="P2">Felix Neidhart und Anina Aeschbacher</text:p>
      <text:p text:style-name="P2"/>
      <text:p text:style-name="P2"/>
      <text:p text:style-name="P2">* Gender Gap: Der Unterschied in der Repräsentation von Männer und Frauen gemessen an der Anzahl Zitate des jeweiligen Geschlechts.</text:p>
      <text:p text:style-name="P2"/>
      <text:p text:style-name="P2">** <text:span text:style-name="T2">Die untersuchten Daten enthalten alle Artikel, die auf der Plattform im Zeitraum vom Dezember bis Ende März aufgeschaltet waren. Die automatisierte Auswertung hat aus diesen Texten alle Zitate in einer gewissen Form extrahiert und nach Geschlecht gruppiert gezählt. Wir schätzen, dass wir ca. 60% aller Zitate zählen konnt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6:29:34.620945399</meta:creation-date>
    <dc:date>2023-05-17T19:09:01.796074628</dc:date>
    <meta:editing-duration>PT9M3S</meta:editing-duration>
    <meta:editing-cycles>3</meta:editing-cycles>
    <meta:generator>LibreOffice/7.3.7.2$Linux_X86_64 LibreOffice_project/30$Build-2</meta:generator>
    <meta:document-statistic meta:table-count="0" meta:image-count="0" meta:object-count="0" meta:page-count="1" meta:paragraph-count="13" meta:word-count="222" meta:character-count="1456" meta:non-whitespace-character-count="1251"/>
  </office:meta>
</office:document-meta>
</file>